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6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Tipo Ingresso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duino Pin</text:p>
          </table:table-cell>
          <table:table-cell table:style-name="ce1" office:value-type="string">
            <text:p>No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1</text:p>
          </table:table-cell>
          <table:table-cell office:value-type="string">
            <text:p>J1-3</text:p>
          </table:table-cell>
          <table:table-cell office:value-type="string">
            <text:p>Termostato Camera Matrimoniale</text:p>
          </table:table-cell>
          <table:table-cell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2</text:p>
          </table:table-cell>
          <table:table-cell office:value-type="string">
            <text:p>J1-4</text:p>
          </table:table-cell>
          <table:table-cell office:value-type="string">
            <text:p>Termostato Bagno Camera</text:p>
          </table:table-cell>
          <table:table-cell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3</text:p>
          </table:table-cell>
          <table:table-cell office:value-type="string">
            <text:p>J1-5</text:p>
          </table:table-cell>
          <table:table-cell office:value-type="string">
            <text:p>Termostato Zona Giorno</text:p>
          </table:table-cell>
          <table:table-cell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4</text:p>
          </table:table-cell>
          <table:table-cell office:value-type="string">
            <text:p>J1-6</text:p>
          </table:table-cell>
          <table:table-cell office:value-type="string">
            <text:p>Termostato Bagno Grande</text:p>
          </table:table-cell>
          <table:table-cell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5</text:p>
          </table:table-cell>
          <table:table-cell office:value-type="string">
            <text:p>J1-7</text:p>
          </table:table-cell>
          <table:table-cell office:value-type="string">
            <text:p>Termostato Camera Multipurpose</text:p>
          </table:table-cell>
          <table:table-cell table:number-columns-repeated="1020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sw6</text:p>
          </table:table-cell>
          <table:table-cell office:value-type="string">
            <text:p>J1-8</text:p>
          </table:table-cell>
          <table:table-cell office:value-type="string">
            <text:p>Termostato Camera Carlo e Giorgio</text:p>
          </table:table-cell>
          <table:table-cell table:number-columns-repeated="1020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pmp1</text:p>
          </table:table-cell>
          <table:table-cell office:value-type="string">
            <text:p>J2-1</text:p>
          </table:table-cell>
          <table:table-cell office:value-type="string">
            <text:p>Azionamento Pompa Riscaldamento</text:p>
          </table:table-cell>
          <table:table-cell table:number-columns-repeated="1020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cld1</text:p>
          </table:table-cell>
          <table:table-cell office:value-type="string">
            <text:p>J2-2</text:p>
          </table:table-cell>
          <table:table-cell office:value-type="string">
            <text:p>Consenso Caldaia a Metano</text:p>
          </table:table-cell>
          <table:table-cell table:number-columns-repeated="1020"/>
        </table:table-row>
        <table:table-row table:style-name="ro1">
          <table:table-cell office:value-type="string">
            <text:p>Serial</text:p>
          </table:table-cell>
          <table:table-cell office:value-type="string">
            <text:p>rotex1</text:p>
          </table:table-cell>
          <table:table-cell office:value-type="string">
            <text:p>J1-1/2</text:p>
          </table:table-cell>
          <table:table-cell office:value-type="string">
            <text:p>Seriale Data Logger Rotex</text:p>
          </table:table-cell>
          <table:table-cell table:number-columns-repeated="1020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vtv1</text:p>
          </table:table-cell>
          <table:table-cell office:value-type="string">
            <text:p>J2-3</text:p>
          </table:table-cell>
          <table:table-cell office:value-type="string">
            <text:p>Valvola a 3 vie sx</text:p>
          </table:table-cell>
          <table:table-cell table:number-columns-repeated="1020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vtv2 </text:p>
          </table:table-cell>
          <table:table-cell office:value-type="string">
            <text:p>J2-4</text:p>
          </table:table-cell>
          <table:table-cell office:value-type="string">
            <text:p>Valvola a 3 vie dx</text:p>
          </table:table-cell>
          <table:table-cell table:number-columns-repeated="1020"/>
        </table:table-row>
        <table:table-row table:style-name="ro1">
          <table:table-cell office:value-type="string">
            <text:p>Analog OUT</text:p>
          </table:table-cell>
          <table:table-cell office:value-type="string">
            <text:p>pmpTSP1</text:p>
          </table:table-cell>
          <table:table-cell office:value-type="string">
            <text:p>J2-5</text:p>
          </table:table-cell>
          <table:table-cell office:value-type="string">
            <text:p>Set Point temperatura pompa</text:p>
          </table:table-cell>
          <table:table-cell table:number-columns-repeated="1020"/>
        </table:table-row>
        <table:table-row table:style-name="ro1">
          <table:table-cell office:value-type="string">
            <text:p>Analog IN</text:p>
          </table:table-cell>
          <table:table-cell office:value-type="string">
            <text:p>pmpT1</text:p>
          </table:table-cell>
          <table:table-cell office:value-type="string">
            <text:p>J2-6</text:p>
          </table:table-cell>
          <table:table-cell office:value-type="string">
            <text:p>temperatura mandata pomp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mplificando</text:p>
          </table:table-cell>
          <table:table-cell table:number-columns-repeated="1022"/>
        </table:table-row>
        <table:table-row table:style-name="ro1">
          <table:table-cell office:value-type="string">
            <text:p>Digitale IN</text:p>
          </table:table-cell>
          <table:table-cell office:value-type="string">
            <text:p>ts1</text:p>
          </table:table-cell>
          <table:table-cell office:value-type="string">
            <text:p>J1-3</text:p>
          </table:table-cell>
          <table:table-cell office:value-type="string">
            <text:p>Parallelo dei termostati.</text:p>
          </table:table-cell>
          <table:table-cell table:number-columns-repeated="1020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vtvsx</text:p>
          </table:table-cell>
          <table:table-cell office:value-type="string">
            <text:p>J1-4</text:p>
          </table:table-cell>
          <table:table-cell office:value-type="string">
            <text:p>Valvola a 3 vie sx</text:p>
          </table:table-cell>
          <table:table-cell office:value-type="string">
            <text:p>1 Relay</text:p>
          </table:table-cell>
          <table:table-cell table:number-columns-repeated="1019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vtvdx</text:p>
          </table:table-cell>
          <table:table-cell office:value-type="string">
            <text:p>J1-5</text:p>
          </table:table-cell>
          <table:table-cell office:value-type="string">
            <text:p>Valvola a 3 vie dx</text:p>
          </table:table-cell>
          <table:table-cell office:value-type="string">
            <text:p>1 Relay</text:p>
          </table:table-cell>
          <table:table-cell table:number-columns-repeated="1019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cld</text:p>
          </table:table-cell>
          <table:table-cell office:value-type="string">
            <text:p>J1-6</text:p>
          </table:table-cell>
          <table:table-cell office:value-type="string">
            <text:p>Consenso Caldaia a Metano</text:p>
          </table:table-cell>
          <table:table-cell office:value-type="string">
            <text:p>1 Relay</text:p>
          </table:table-cell>
          <table:table-cell table:number-columns-repeated="1019"/>
        </table:table-row>
        <table:table-row table:style-name="ro1">
          <table:table-cell office:value-type="string">
            <text:p>Digitale OUT</text:p>
          </table:table-cell>
          <table:table-cell office:value-type="string">
            <text:p>pmp</text:p>
          </table:table-cell>
          <table:table-cell office:value-type="string">
            <text:p>J1-7</text:p>
          </table:table-cell>
          <table:table-cell office:value-type="string">
            <text:p>Comando Relay Pompa Accumulo Solare</text:p>
          </table:table-cell>
          <table:table-cell office:value-type="string">
            <text:p>1 Relay</text:p>
          </table:table-cell>
          <table:table-cell table:number-columns-repeated="1019"/>
        </table:table-row>
        <table:table-row table:style-name="ro1">
          <table:table-cell office:value-type="string">
            <text:p>Serial</text:p>
          </table:table-cell>
          <table:table-cell office:value-type="string">
            <text:p>rotex1</text:p>
          </table:table-cell>
          <table:table-cell office:value-type="string">
            <text:p>J1-1/2</text:p>
          </table:table-cell>
          <table:table-cell office:value-type="string">
            <text:p>Seriale Data Logger Rotex</text:p>
          </table:table-cell>
          <table:table-cell table:number-columns-repeated="1020"/>
        </table:table-row>
      </table:table>
      <table:table table:name="2010 10 19 - Semplificando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emperatura accumulatore misurata tramite termostato.</text:p>
          </table:table-cell>
          <table:table-cell table:number-columns-repeated="5"/>
        </table:table-row>
        <table:table-row table:style-name="ro1">
          <table:table-cell office:value-type="string">
            <text:p>Nessun data logging</text:p>
          </table:table-cell>
          <table:table-cell table:number-columns-repeated="5"/>
        </table:table-row>
        <table:table-row table:style-name="ro1">
          <table:table-cell office:value-type="string">
            <text:p>Nessuno switch del circuito Caldaia verso Accumulatore/Riscaldamento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UTPUT</text:p>
          </table:table-cell>
          <table:table-cell table:number-columns-repeated="5"/>
        </table:table-row>
        <table:table-row table:style-name="ro1">
          <table:table-cell office:value-type="string">
            <text:p>Consenso Caldaia</text:p>
          </table:table-cell>
          <table:table-cell office:value-type="string">
            <text:p>Relay</text:p>
          </table:table-cell>
          <table:table-cell office:value-type="string">
            <text:p>cCald</text:p>
          </table:table-cell>
          <table:table-cell table:number-columns-repeated="3"/>
        </table:table-row>
        <table:table-row table:style-name="ro1">
          <table:table-cell office:value-type="string">
            <text:p>Pompa Riscaldamento</text:p>
          </table:table-cell>
          <table:table-cell office:value-type="string">
            <text:p>Relay</text:p>
          </table:table-cell>
          <table:table-cell office:value-type="string">
            <text:p>cPomp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PUT</text:p>
          </table:table-cell>
          <table:table-cell table:number-columns-repeated="5"/>
        </table:table-row>
        <table:table-row table:style-name="ro1">
          <table:table-cell office:value-type="string">
            <text:p>Parallelo Termostati Ambiente</text:p>
          </table:table-cell>
          <table:table-cell office:value-type="string">
            <text:p>INPUT DIGITALE</text:p>
          </table:table-cell>
          <table:table-cell office:value-type="string">
            <text:p>tAmb</text:p>
          </table:table-cell>
          <table:table-cell table:number-columns-repeated="3"/>
        </table:table-row>
        <table:table-row table:style-name="ro1">
          <table:table-cell office:value-type="string">
            <text:p>Termostato Accumulatore</text:p>
          </table:table-cell>
          <table:table-cell office:value-type="string">
            <text:p>INPUT DIGITALE</text:p>
          </table:table-cell>
          <table:table-cell office:value-type="string">
            <text:p>tAcc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mb</text:p>
          </table:table-cell>
          <table:table-cell office:value-type="string">
            <text:p>tAcc</text:p>
          </table:table-cell>
          <table:table-cell office:value-type="string">
            <text:p>cCald</text:p>
          </table:table-cell>
          <table:table-cell office:value-type="string">
            <text:p>cPompa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23.38.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30M18S</meta:editing-duration>
    <meta:editing-cycles>8</meta:editing-cycles>
    <meta:generator>OpenOffice.org/3.2$Win32 OpenOffice.org_project/320m18$Build-9502</meta:generator>
    <dc:date>2010-10-19T23:38:50.74</dc:date>
    <dc:creator>Gabriele Rossetti</dc:cre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